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sans-serif" svg:font-family="sans-serif"/>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WWNum1"/>
    <style:style style:name="P3" style:family="paragraph" style:parent-style-name="Text_20_body">
      <style:paragraph-properties fo:margin-left="0in" fo:margin-right="0in" fo:text-indent="0in" style:auto-text-indent="false"/>
    </style:style>
    <style:style style:name="P4" style:family="paragraph" style:parent-style-name="Heading_20_1" style:master-page-name="Standard">
      <style:paragraph-properties style:page-number="auto"/>
    </style:style>
    <style:style style:name="T1" style:family="text">
      <style:text-properties fo:font-variant="normal" fo:text-transform="none" fo:color="#000000" style:font-name="Calibri1" fo:letter-spacing="normal" fo:font-style="normal" fo:font-weight="normal"/>
    </style:style>
    <style:style style:name="T2" style:family="text">
      <style:text-properties fo:font-variant="normal" fo:text-transform="none" fo:color="#000000" style:font-name="Calibri1" fo:letter-spacing="normal" fo:font-style="italic" fo:font-weight="normal" style:font-style-asian="italic" style:font-style-complex="italic"/>
    </style:style>
    <style:style style:name="T3" style:family="text">
      <style:text-properties style:font-name="Calibri1"/>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estaande software</text:h>
      <text:h text:style-name="Heading_20_3" text:outline-level="3">Metadata</text:h>
      <text:h text:style-name="Heading_20_5" text:outline-level="5">Delving SIP Creator (<text:a xlink:type="simple" xlink:href="https://github.com/delving/sip-creator">https://github.com/delving/sip-creator</text:a>)</text:h>
      <text:p text:style-name="Text_20_body">Delving SIP Creator is een programma , waarmee men pakketten in XML kan aanmaken, en opladen naar het online platform CultureHub<text:note text:id="ftn3" text:note-class="endnote"><text:note-citation>i</text:note-citation><text:note-body><text:p text:style-name="Endnote"><text:a xlink:type="simple" xlink:href="http://www.delving.eu/the-delving-platform">http://www.delving.eu/the-delving-platform</text:a></text:p></text:note-body></text:note>. CultureHub maakt de XML-data beschikbaar via een OAI-PMH-interface, en een zoekinterface. De opgeladen data kan via de OAI-PMH-interface opgevraagd worden in verschillende formaten, afhankelijk van de meegeleverde formaten in het pakket. Elk formaat heeft zijn eigen velden, met hun eigen betekenissen. Om de zoekinterface te vereenvoudigen, voegt CultureHub een eigen formaat toe aan de lijst: <text:span text:style-name="T4">Another Fine Format</text:span> (AFF).</text:p>
      <text:p text:style-name="Text_20_body">Daarom moet er een mapping gemaakt worden van de velden in het oorspronkelijke XML-record naar AFF. Voor vele XML-formaten beschikt CultureHub over een mapping. Maar voor zij die liever zelf de mapping leggen, biedt deze tool een grafische manier om dat te verwezenlijken. De mapping kan opgeslagen worden als profiel, en toegepast worden op een reeks XML-bestanden.</text:p>
      <text:h text:style-name="Heading_20_5" text:outline-level="5">Europeana SIP Creator (<text:a xlink:type="simple" xlink:href="http://europeanalabs.eu/sip-creator/">http://europeanalabs.eu/sip-creator/</text:a>)</text:h>
      <text:p text:style-name="Text_20_body">De Europeana SIP Creator biedt dezelfde functionaliteit als de Delving SIP Creator, maar is bedoeld om pakketten aan te maken om op te laden naar Europeana. Beide programma's gelijken zéér sterk op elkaar.</text:p>
      <text:p text:style-name="Text_20_body"/>
      <text:p text:style-name="P3"/>
      <text:p text:style-name="Text_20_body"/>
      <text:h text:style-name="Heading_20_1" text:outline-level="1">Functionaliteit in Bagger library of congress</text:h>
      <text:h text:style-name="Heading_20_3" text:outline-level="3">Beschrijving</text:h>
      <text:list xml:id="list2002642727" text:style-name="L1">
        <text:list-item>
          <text:p text:style-name="P1">Bagit aanmaken:</text:p>
          <text:list>
            <text:list-item>
              <text:p text:style-name="P1">selecteer versie van bagit. </text:p>
            </text:list-item>
            <text:list-item>
              <text:p text:style-name="P1">selecteer profiel voor bag-info.txt</text:p>
            </text:list-item>
          </text:list>
        </text:list-item>
        <text:list-item>
          <text:p text:style-name="P1">Voeg payloads en tagbestanden toe:</text:p>
          <text:list>
            <text:list-item>
              <text:p text:style-name="P1">klik op '+' boven de lijst om bestanden te selecteren</text:p>
            </text:list-item>
            <text:list-item>
              <text:p text:style-name="P1">klik op '-' om een geselecteerd bestand of map terug uit de lijst te verwijderen.</text:p>
            </text:list-item>
            <text:list-item>
              <text:p text:style-name="P1"><text:soft-page-break/>Verplaats bestanden naar de lijst via drag and drop.</text:p>
            </text:list-item>
            <text:list-item>
              <text:p text:style-name="P1">Verplaats url vanuit browser naar lijst via drag-and-drop</text:p>
            </text:list-item>
            <text:list-item>
              <text:p text:style-name="P1">men kan met andere woorden data verzamelen van verschillende bronnen, een mappenstructuur maken, </text:p>
            </text:list-item>
          </text:list>
        </text:list-item>
        <text:list-item>
          <text:p text:style-name="P1">Opslaan van bagit:</text:p>
          <text:list>
            <text:list-item>
              <text:p text:style-name="P1">kies opslagplaats</text:p>
            </text:list-item>
            <text:list-item>
              <text:p text:style-name="P1">kies seriëel (zip, tar en tar.gz) of niet-seriëel formaat (bestandsmap)</text:p>
            </text:list-item>
            <text:list-item>
              <text:p text:style-name="P1">kies checksum algoritme voor manifestbestanden.</text:p>
            </text:list-item>
            <text:list-item>
              <text:p text:style-name="P1">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gedownload worden, en aan de payloads toegevoegd vooraleer de validatie kan starten. Zo wordt de payload data/test.jpg toegevoegd aan fetch.txt als “&lt;baseurl&gt;/data/test.jpg”.</text:p>
            </text:list-item>
            <text:list-item>
              <text:p text:style-name="P1">Mappen met enkel het bestand .keep worden mee opgenomen in de payloads; lege mappen niet, conform de bagit specificatie.</text:p>
            </text:list-item>
          </text:list>
        </text:list-item>
        <text:list-item>
          <text:p text:style-name="P1">Pas de bag-info aan:</text:p>
          <text:list>
            <text:list-item>
              <text:p text:style-name="P1">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1">Indien bij het aanmaken van de bag een profiel werd geselecteerd, worden de bag-info.txt voorzien van velden met al dan niet vooraf ingevulde waarden. Velden die nog aangevuld moeten worden, worden aangeduid. Het profiel controleert of een verplicht veld bestaat, en of de waarde voorkomt in een lijst van toegelaten waarden.</text:p>
            </text:list-item>
          </text:list>
        </text:list-item>
        <text:list-item>
          <text:p text:style-name="P1">Profiel voor bag-info.txt:</text:p>
          <text:list>
            <text:list-item>
              <text:p text:style-name="P1">geschreven in JSON<text:note text:id="ftn1" text:note-class="endnote"><text:note-citation>ii</text:note-citation><text:note-body><text:p text:style-name="Endnote">Javascript Object Notation (JSON):<text:span text:style-name="T3"> </text:span><text:span text:style-name="T2">JSON (JavaScript Object Notatio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text:span><text:span text:style-name="T1"> (</text:span><text:a xlink:type="simple" xlink:href="http://www.json.org/">http://www.json.org/</text:a><text:span text:style-name="T1">)</text:span></text:p></text:note-body></text:note>, en ingeladen bij het aanmaken van een nieuwe bag. In zo'n bestand kan je het volgende opgeven:</text:p>
              <text:list>
                <text:list-item>
                  <text:p text:style-name="P1">veldnaam</text:p>
                </text:list-item>
                <text:list-item>
                  <text:p text:style-name="P1">veld is vereist: ja/nee</text:p>
                </text:list-item>
                <text:list-item>
                  <text:p text:style-name="P1">verplichte waarde</text:p>
                </text:list-item>
                <text:list-item>
                  <text:p text:style-name="P1">default waarde</text:p>
                </text:list-item>
                <text:list-item>
                  <text:p text:style-name="P1">mogelijke waarden die het veld mag bevatten.</text:p>
                </text:list-item>
              </text:list>
            </text:list-item>
            <text:list-item>
              <text:p text:style-name="P1"><text:soft-page-break/>Bij het laden van het profiel wordt de bag-info voorzien van de in het profiel opgegeven velden. Default waarden of verplichte waarden 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1">Validatie profiel is niet noodzakelijk om de bag op te slaan. Het levert wel een waarschuwing op.</text:p>
            </text:list-item>
            <text:list-item>
              <text:p text:style-name="P1">Een extra veld “Profile Name” wordt aan de bag-info toegevoegd, en is read-only.</text:p>
            </text:list-item>
          </text:list>
        </text:list-item>
        <text:list-item>
          <text:p text:style-name="P1">Controleer of bag 'complete' is</text:p>
          <text:list>
            <text:list-item>
              <text:p text:style-name="P1">klik op het icoon 'is bag complete'.</text:p>
            </text:list-item>
            <text:list-item>
              <text:p text:style-name="P1">Controleert of alle verplichte bestanden aanwezig zijn, en alle payloads zoals opgegeven in het manifestbestand.</text:p>
            </text:list-item>
          </text:list>
        </text:list-item>
        <text:list-item>
          <text:p text:style-name="P1">Valideer bag:</text:p>
          <text:list>
            <text:list-item>
              <text:p text:style-name="P1">klik op het icoon 'validate bag'</text:p>
            </text:list-item>
            <text:list-item>
              <text:p text:style-name="P1">controleert of de bag 'complete' is, en controleert de checksums van alle payloads</text:p>
            </text:list-item>
            <text:list-item>
              <text:p text:style-name="P1">geeft een waarschuwing indien het profiel fouten opmerkt in de bag-info.</text:p>
            </text:list-item>
          </text:list>
        </text:list-item>
        <text:list-item>
          <text:p text:style-name="P1">Create Bag in Place:</text:p>
          <text:list>
            <text:list-item>
              <text:p text:style-name="P1">klik op het icoon 'create bag in place'.</text:p>
            </text:list-item>
            <text:list-item>
              <text:p text:style-name="P1">een bestandskiezer verschijnt die je toelaat een map te selecteren. De bestanden in die map worden beschouwd als de payloads van de te creëren bag.</text:p>
            </text:list-item>
            <text:list-item>
              <text:p text:style-name="P1">een seriëel formaat is niet mogelijk, enkel een eenvoudig bagit directory. </text:p>
            </text:list-item>
            <text:list-item>
              <text:p text:style-name="P1">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1">Console output handig om na te trekken waar het fout ging</text:p>
        </text:list-item>
        <text:list-item>
          <text:p text:style-name="P1">Mogelijkheid tot vertalen door middel van “messages” in textbestand.</text:p>
        </text:list-item>
        <text:list-item>
          <text:p text:style-name="P1">Bekijk tag files in viewer, in geformateerde modus</text:p>
        </text:list-item>
      </text:list>
      <text:h text:style-name="Heading_20_3" text:outline-level="3">Aandachtspunten</text:h>
      <text:list xml:id="list51897413" text:style-name="WWNum1">
        <text:list-item>
          <text:p text:style-name="P2">Vertalen niet overal mogelijk. Hier en daar staan nog hardgecodeerde boodschappen in het Engels.</text:p>
        </text:list-item>
        <text:list-item>
          <text:p text:style-name="P2"><text:soft-page-break/>Bestanden toevoegen is onhandig op enkele vlakken:</text:p>
          <text:list>
            <text:list-item>
              <text:p text:style-name="P2">drag-and-drop van bestanden naar de lijst lukt niet, zowel in Linux als in Windows.</text:p>
            </text:list-item>
            <text:list-item>
              <text:p text:style-name="P2">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2">Geen mogelijkheid tot samenvoegen van mappenstructuren ('mergen').</text:p>
            </text:list-item>
            <text:list-item>
              <text:p text:style-name="P2">Bestandskiezer geeft de indruk dat het mogelijk is om bestanden uit de lijst te verplaatsen via drag-and-drop, maar wanneer je een element uit de lijst verplaatst, verdwijnt hij bij het loslaten.</text:p>
            </text:list-item>
            <text:list-item>
              <text:p text:style-name="P2">De standaardmap van de bestandskiezer is de root van het bestandsysteem (i.e. C:/). Het zou handiger zijn mocht de laatst geselecteerde map gekozen worden, of – indien de bestandskiezer voor het eerst wordt opgestart – de home directory van de gebruiker. Zowel in Linux als in Windows.</text:p>
            </text:list-item>
            <text:list-item>
              <text:p text:style-name="P2">Optie nodig om te controler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2">De bestandsstructuur van de 'payloads' in de Bagger probeert de inhoud van de data directory te tonen, zoals hij er uit zal zien (indien hij nog bewaard moet worden), of hoe hij eruit ziet (indien bewaard). Het gaat met andere woorden om een lichte nabootsing van wat zich op de schijf afspeelt, of zal afspelen: men verzamelt data van verschillende bronnen, en men creëert in de Bagger een mappenstructuur, die nog niet bestaat in het besturingssysteem. Maar dat feit is niet onmiddellijk duidelijk voor de gebruiker. Als iemand iets verwijdert uit de map via het besturingssysteem, zal de Bagger dat niet opmerken. Als iemand, daarentegen, een bestand verwijdert uit de bestandsstructuur via de Bagger, dan verdwijnt dat bestand niet op de harde schijf. Een 'reload' optie lost het probleem niet op, want de mappenstructuur die afgebeeld wordt in de Bagger is – tenminste vóór het bewaren – nog onbestaande.</text:p>
        </text:list-item>
        <text:list-item>
          <text:p text:style-name="P2">Eenvoudiger zou zijn om te streven naar één-op-één-relatie tussen de bestandsstructuur in de Bagger, en die in het besturingssysteem. Het nadeel van die manier, is dat men verplicht is om de bestandsstructuur te creëren buiten de Bagger om. Maar meestal heeft men de bestandsstructuur reeds op voorhand klaar.</text:p>
        </text:list-item>
        <text:list-item>
          <text:p text:style-name="P2">Baginfo:</text:p>
          <text:list>
            <text:list-item>
              <text:p text:style-name="P2"><text:soft-page-break/>Profielen zijn bestanden, geschreven in JSON. Geen GUI<text:note text:id="ftn2" text:note-class="endnote"><text:note-citation>iii</text:note-citation><text:note-body><text:p text:style-name="Endnote">Graphic User Interface (GUI)</text:p></text:note-body></text:note> om zo’n profiel aan te maken of aan te passen. Te technisch dus, hoewel de semantiek heel eenvoudig is.</text:p>
            </text:list-item>
            <text:list-item>
              <text:p text:style-name="P2">De veldnamen van het profiel verschijnen niet in de lijst van toe te voegen velden.</text:p>
            </text:list-item>
            <text:list-item>
              <text:p text:style-name="P2">Profielen niet aanpasbaar eenmaal bag geladen</text:p>
            </text:list-item>
            <text:list-item>
              <text:p text:style-name="P2">Betere feedback bij validatie profiel nodig.</text:p>
            </text:list-item>
            <text:list-item>
              <text:p text:style-name="P2">Optie bij profiel toe te voegen: opslaan bij foute profiel-validatie ja/nee.</text:p>
            </text:list-item>
            <text:list-item>
              <text:p text:style-name="P2">Bij het openen van een nieuwe bag kan het profiel gekozen worden. Niet meer daarna.</text:p>
            </text:list-item>
          </text:list>
        </text:list-item>
        <text:list-item>
          <text:p text:style-name="P2">Create bag:</text:p>
          <text:list>
            <text:list-item>
              <text:p text:style-name="P2">Bij 'create bag' wordt er niet gechekt of er een bag open staat. De open bag wordt gewoon gesloten, en wijzingen niet opgeslagen. In dat geval moet er de vraag komen of de bag niet opgeslaan moet worden. </text:p>
            </text:list-item>
          </text:list>
        </text:list-item>
        <text:list-item>
          <text:p text:style-name="P2">Bag in place:</text:p>
          <text:list>
            <text:list-item>
              <text:p text:style-name="P2">Zou net als bij 'create bag' een waarschuwing moeten geven wanneer een openstaande bag gesloten wordt.</text:p>
            </text:list-item>
          </text:list>
        </text:list-item>
        <text:list-item>
          <text:p text:style-name="P2">Holey bag:</text:p>
          <text:list>
            <text:list-item>
              <text:p text:style-name="P2">Begrip van 'holey' komt niet helemaal overeen met de specificatie. 'Holey' betekent gewoon dat bijkomende files gedownload moeten worden, en aan de payloads toegevoegd. Bagger geeft de indruk dat een holey bag geen enkele payload opneemt. Waarschijnlijk bedoelt de auteur dat de bag 'holey' gemaakt wordt door middel van de functie 'makeHoley' uit de bagit library.</text:p>
            </text:list-item>
            <text:list-item>
              <text:p text:style-name="P2">verwarrend: je selecteert eerst bestanden uit het bestandsysteem, of uit je browser, om dan vervolgens aan te geven dat ze niet op je lokale schijf staan, maar elders.</text:p>
            </text:list-item>
            <text:list-item>
              <text:p text:style-name="P2">Misschien beter:</text:p>
              <text:list>
                <text:list-item>
                  <text:p text:style-name="P2">make holey (maak je volledige bag holey)</text:p>
                </text:list-item>
                <text:list-item>
                  <text:p text:style-name="P2">voeg extern bestand toe (url)</text:p>
                </text:list-item>
              </text:list>
            </text:list-item>
          </text:list>
        </text:list-item>
      </text:list>
      <text:h text:style-name="Heading_20_3" text:outline-level="3">TODO</text:h>
      <text:list xml:id="list197992670" text:continue-numbering="true" text:style-name="WWNum1">
        <text:list-item>
          <text:p text:style-name="P2">Vertalen naar Nederlands via configuratiebestand messages.properties.</text:p>
        </text:list-item>
        <text:list-item>
          <text:p text:style-name="P2">Metadata:</text:p>
          <text:list>
            <text:list-item>
              <text:p text:style-name="P2">Toevoegen metadatabestanden via bestandslijst zoals er reeds bestaat voor de payloads en de tagbestanden.</text:p>
            </text:list-item>
            <text:list-item>
              <text:p text:style-name="P2"><text:soft-page-break/>Validatie metadatabestanden aan bestaande standaarden (EAD, MODS, Dublin Core, MADS en Premis).</text:p>
            </text:list-item>
            <text:list-item>
              <text:p text:style-name="P2">Automatische generatie van mets.xml op basis van de bag-info.txt, manifest-m5.txt en meegeleverde metadata. Meegeleverde mets.xml wordt aangevuld. </text:p>
            </text:list-item>
          </text:list>
        </text:list-item>
        <text:list-item>
          <text:p text:style-name="P2">Bestanden:</text:p>
          <text:list>
            <text:list-item>
              <text:p text:style-name="P2">Bestandsherkenning, en controles op bestandstype.</text:p>
            </text:list-item>
            <text:list-item>
              <text:p text:style-name="P2">Opkuisen van bestandsnamen, i.e. verwijderen van tekens uit de namen die de overdracht van bestanden kan bemoeilijken. vb. spaties vervangen door underscores.</text:p>
            </text:list-item>
            <text:list-item>
              <text:p text:style-name="P2">Bestanden hernoemen volgens patronen (en het gebruiksvriendelijk houden). Die renamer moet automatiseren wat men ook handmatig kan doen.</text:p>
            </text:list-item>
          </text:list>
        </text:list-item>
        <text:list-item>
          <text:p text:style-name="P2">Opladen van een bagit naar een externe repository.</text:p>
        </text:list-item>
        <text:list-item>
          <text:p text:style-name="P2">Profielen bag-info.txt aanmaken via GUI.</text:p>
        </text:list-item>
        <text:list-item>
          <text:p text:style-name="P2">(Creëren van bags in batch-mod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sans-serif" svg:font-family="sans-serif"/>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100%"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Endnote" style:family="paragraph" style:parent-style-name="Standard" style:class="extra">
      <style:paragraph-properties fo:margin="100%" fo:margin-left="0.2354in" fo:margin-right="0in" fo:margin-top="0in" fo:margin-bottom="0.139in" fo:text-align="justify" style:justify-single-word="false"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meta:initial-creator>
    <dc:creator>nicolas </dc:creator>
    <meta:editing-cycles>182</meta:editing-cycles>
    <meta:creation-date>2012-06-17T20:32:00</meta:creation-date>
    <dc:date>2012-07-30T23:05:00</dc:date>
    <meta:editing-duration>PT6H3M28S</meta:editing-duration>
    <meta:generator>LibreOffice/3.5$Linux_x86 LibreOffice_project/350m1$Build-2</meta:generator>
    <meta:document-statistic meta:table-count="0" meta:image-count="0" meta:object-count="0" meta:page-count="7" meta:paragraph-count="96" meta:word-count="1736" meta:character-count="10703" meta:non-whitespace-character-count="9253"/>
    <meta:template xlink:type="simple" xlink:actuate="onRequest" xlink:title="Normal.dotm" xlink:href=""/>
  </office:meta>
</office:document-meta>
</file>